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text-position="0% 100%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2" style:family="paragraph">
      <loext:graphic-properties draw:fill="none" draw:fill-color="#ffffff"/>
      <style:paragraph-properties fo:text-align="center"/>
      <style:text-properties style:text-position="0% 100%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start"/>
      <style:text-properties style:font-name="Segoe UI Semibold"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style:text-properties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1" style:family="text">
      <style:text-properties style:text-position="0% 100%" style:font-name="Segoe UI Semibold" fo:font-size="28pt" fo:language="none" fo:country="none" fo:font-style="normal" style:text-underline-style="solid" style:text-underline-width="auto" style:text-underline-color="font-color" style:font-size-asian="28pt" style:language-asian="none" style:country-asian="none" style:font-style-asian="normal" style:font-size-complex="28pt" style:language-complex="none" style:country-complex="none" style:font-style-complex="normal"/>
    </style:style>
    <style:style style:name="T2" style:family="text">
      <style:text-properties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3" style:family="text">
      <style:text-properties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4" style:family="text">
      <style:text-properties fo:color="#20808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egoe UI Semibold" fo:font-size="32pt" fo:language="none" fo:country="none" fo:font-style="italic" fo:text-shadow="none" style:text-underline-style="none" fo:font-weight="normal" style:letter-kerning="true" style:font-name-asian="Microsoft YaHei" style:font-size-asian="32pt" style:language-asian="none" style:country-asian="none" style:font-style-asian="italic" style:font-weight-asian="normal" style:font-name-complex="Arial1" style:font-size-complex="3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32pt" fo:language="none" fo:country="none" fo:font-style="italic" fo:text-shadow="none" style:text-underline-style="none" fo:font-weight="normal" style:letter-kerning="true" style:font-name-asian="Microsoft YaHei" style:font-size-asian="32pt" style:language-asian="none" style:country-asian="none" style:font-style-asian="italic" style:font-weight-asian="normal" style:font-name-complex="Arial1" style:font-size-complex="3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876cm" svg:height="1.56cm" svg:x="2.032cm" svg:y="1.016cm">
          <draw:text-box>
            <text:p text:style-name="P1"><text:span text:style-name="T1">Psalm 107:1-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3.257cm" svg:x="1.778cm" svg:y="1.016cm">
          <draw:text-box>
            <text:p><text:span text:style-name="T2">1</text:span><text:span text:style-name="T3">Oh give thanks to the LORD, for he is good, for his steadfast love endures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6.263cm" svg:x="1.778cm" svg:y="0.82cm">
          <draw:text-box>
            <text:p><text:span text:style-name="T2">2</text:span><text:span text:style-name="T3">Let the redeemed of the LORD say so, whom he has redeemed from trouble </text:span><text:span text:style-name="T2">3</text:span><text:span text:style-name="T3">and gathered in from the lands, from the east and from the west, from the north and from the sou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4.76cm" svg:x="1.778cm" svg:y="0.762cm">
          <draw:text-box>
            <text:p><text:span text:style-name="T2">4</text:span><text:span text:style-name="T3">Some wandered in desert wastes, finding no way to a city to dwell in;</text:span><text:span text:style-name="T4"> </text:span><text:span text:style-name="T2">5</text:span><text:span text:style-name="T3">hungry and thirsty, their soul fainted within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4.384cm" svg:height="6.263cm" svg:x="1.778cm" svg:y="0.762cm">
          <draw:text-box>
            <text:p><text:span text:style-name="T5">6</text:span><text:span text:style-name="T6">Then they cried to the LORD in their trouble, and he delivered them from their distress. </text:span><text:span text:style-name="T2">7</text:span><text:span text:style-name="T3">He led them by a straight way till they reached a city to dwell 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7" draw:layer="layout" svg:width="24.384cm" svg:height="6.858cm" svg:x="1.778cm" svg:y="1.016cm">
          <draw:text-box>
            <text:p text:style-name="P6"><text:span text:style-name="T2">8</text:span><text:span text:style-name="T3">Let them thank the LORD for his steadfast love, for his wondrous works to the children of man! </text:span><text:span text:style-name="T2">9</text:span><text:span text:style-name="T3">For he satisfies the longing soul, and the hungry soul he fills with good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8:17:40.073000000</meta:creation-date>
    <dc:title>Blue template</dc:title>
    <meta:editing-duration>PT1M42S</meta:editing-duration>
    <meta:editing-cycles>3</meta:editing-cycles>
    <meta:generator>LibreOffice/6.0.1.1$Windows_X86_64 LibreOffice_project/60bfb1526849283ce2491346ed2aa51c465abfe6</meta:generator>
    <dc:date>2018-03-08T18:50:46.543000000</dc:date>
    <meta:document-statistic meta:object-count="39"/>
  </office:meta>
</office:document-meta>
</file>